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style:font-name="Segoe UI Emoji" style:font-name-complex="Segoe UI Emoji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P16" style:parent-style-name="Normal" style:list-style-name="LFO1" style:family="paragraph"/>
    <style:style style:name="T17" style:parent-style-name="DefaultParagraphFont" style:family="text">
      <style:text-properties style:font-name="Segoe UI Emoji" style:font-name-complex="Segoe UI Emoji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P25" style:parent-style-name="Normal" style:list-style-name="LFO2" style:family="paragraph"/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style:font-name="Segoe UI Emoji" style:font-name-complex="Segoe UI Emoji"/>
    </style:style>
    <style:style style:name="T33" style:parent-style-name="DefaultParagraphFont" style:family="text">
      <style:text-properties style:font-name="Segoe UI Emoji" style:font-name-complex="Segoe UI Emoji"/>
    </style:style>
    <style:style style:name="T34" style:parent-style-name="DefaultParagraphFont" style:family="text">
      <style:text-properties style:font-name="Segoe UI Emoji" style:font-name-complex="Segoe UI Emoji"/>
    </style:style>
    <style:style style:name="T35" style:parent-style-name="DefaultParagraphFont" style:family="text">
      <style:text-properties style:font-name="Segoe UI Emoji" style:font-name-complex="Segoe UI Emoji"/>
    </style:style>
    <style:style style:name="P36" style:parent-style-name="Normal" style:list-style-name="LFO3" style:family="paragraph"/>
    <style:style style:name="T37" style:parent-style-name="DefaultParagraphFont" style:family="text">
      <style:text-properties style:font-name="Segoe UI Emoji" style:font-name-complex="Segoe UI Emoji"/>
    </style:style>
    <style:style style:name="P38" style:parent-style-name="Normal" style:list-style-name="LFO3" style:family="paragraph"/>
    <style:style style:name="T39" style:parent-style-name="DefaultParagraphFont" style:family="text">
      <style:text-properties style:font-name="Segoe UI Emoji" style:font-name-complex="Segoe UI Emoji"/>
    </style:style>
    <style:style style:name="P40" style:parent-style-name="Normal" style:list-style-name="LFO3" style:family="paragraph"/>
    <style:style style:name="T41" style:parent-style-name="DefaultParagraphFont" style:family="text">
      <style:text-properties style:font-name="Segoe UI Emoji" style:font-name-complex="Segoe UI Emoji"/>
    </style:style>
    <style:style style:name="P42" style:parent-style-name="Normal" style:list-style-name="LFO3" style:family="paragraph"/>
    <style:style style:name="T43" style:parent-style-name="DefaultParagraphFont" style:family="text">
      <style:text-properties style:font-name="Segoe UI Emoji" style:font-name-complex="Segoe UI Emoji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list-style-name="LFO4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list-style-name="LFO4" style:family="paragraph"/>
    <style:style style:name="T56" style:parent-style-name="DefaultParagraphFont" style:family="text">
      <style:text-properties style:font-name="Segoe UI Emoji" style:font-name-complex="Segoe UI Emoji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family="paragraph">
      <style:text-properties fo:language="en" fo:country="US"/>
    </style:style>
    <style:style style:name="P59" style:parent-style-name="Normal" style:list-style-name="LFO5" style:family="paragraph"/>
    <style:style style:name="P60" style:parent-style-name="Normal" style:list-style-name="LFO5" style:family="paragraph"/>
    <style:style style:name="P61" style:parent-style-name="Normal" style:list-style-name="LFO5" style:family="paragraph"/>
    <style:style style:name="P62" style:parent-style-name="Normal" style:list-style-name="LFO5" style:family="paragraph"/>
    <style:style style:name="P63" style:parent-style-name="Normal" style:list-style-name="LFO5" style:family="paragraph"/>
    <style:style style:name="P64" style:parent-style-name="Normal" style:list-style-name="LFO5" style:family="paragraph"/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I am doing a real life live project of quantium<text:s/></text:span><text:span text:style-name="T3"><text:line-break/></text:span><text:span text:style-name="T4"><text:line-break/></text:span>Client:<text:s/><text:span text:style-name="T5">SolFoods (a supermarket company)</text:span></text:p>
        </text:list-item>
        <text:list-item>
          <text:p text:style-name="P6">Product:<text:s/><text:span text:style-name="T7">Pink Morsels (candy bar)</text:span></text:p>
        </text:list-item>
        <text:list-item>
          <text:p text:style-name="P8">Change:<text:s/><text:span text:style-name="T9">Price increased</text:span></text:p>
        </text:list-item>
        <text:list-item>
          <text:p text:style-name="P10">Effect:<text:s/><text:span text:style-name="T11">Sales went down</text:span></text:p>
        </text:list-item>
        <text:list-item>
          <text:p text:style-name="P12">Business question:<text:line-break/><text:span text:style-name="T13">👉</text:span><text:s/><text:span text:style-name="T14">Did profit actually go down or up<text:s/></text:span><text:span text:style-name="T15">after the price increase?</text:span></text:p>
        </text:list-item>
        <text:list-item>
          <text:p text:style-name="P16">Your task:<text:line-break/><text:span text:style-name="T17">👉</text:span><text:s/><text:span text:style-name="T18">Build a dashboard</text:span><text:s/>so the client can explore the data themselves</text:p>
        </text:list-item>
      </text:list>
      <text:p text:style-name="Normal">This is a<text:s/><text:span text:style-name="T19">classic Data Analytics / BI / SAP Analytics / Power BI problem</text:span>.</text:p>
      <text:p text:style-name="Normal"><draw:custom-shape svg:x="0in" svg:y="0in" svg:width="6.5in" svg:height="0.025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">2</text:span><text:span text:style-name="T21">️</text:span><text:span text:style-name="T22">⃣</text:span><text:span text:style-name="T23"><text:s/>Your ROLE in this project (important mindset)</text:span></text:p>
      <text:p text:style-name="Normal">You are acting as:</text:p>
      <text:list text:style-name="LFO2" text:continue-numbering="true">
        <text:list-item>
          <text:p text:style-name="P24">Junior Software Engineer</text:p>
        </text:list-item>
        <text:list-item>
          <text:p text:style-name="P25">Junior Data Analyst</text:p>
        </text:list-item>
        <text:list-item>
          <text:p text:style-name="P26">Junior BI / Analytics Engineer</text:p>
        </text:list-item>
      </text:list>
      <text:p text:style-name="Normal">All at once.</text:p>
      <text:p text:style-name="Normal">That’s<text:s/><text:span text:style-name="T27">normal</text:span><text:s/>in real projects.</text:p>
      <text:p text:style-name="Normal"><draw:custom-shape svg:x="0in" svg:y="0in" svg:width="6.5in" svg:height="0.025in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8">3</text:span><text:span text:style-name="T29">️</text:span><text:span text:style-name="T30">⃣</text:span><text:span text:style-name="T31"><text:s/>What will you ACTUALLY build by the end</text:span></text:p>
      <text:p text:style-name="Normal">By the end of all tasks, you will have:</text:p>
      <text:p text:style-name="Normal"><text:span text:style-name="T32">✅</text:span><text:s/>Cleaned transaction data<text:line-break/><text:span text:style-name="T33">✅</text:span><text:s/>Calculated metrics<text:s/>(sales, revenue, profit)<text:line-break/><text:span text:style-name="T34">✅</text:span><text:s/>Built a dashboard<text:line-break/><text:span text:style-name="T35">✅</text:span><text:s/>Explained business impact of price change</text:p>
      <text:p text:style-name="Normal">This is why this project works for:</text:p>
      <text:list text:style-name="LFO3" text:continue-numbering="true">
        <text:list-item>
          <text:p text:style-name="P36">Data Analytics<text:s/><text:span text:style-name="T37">✅</text:span></text:p>
        </text:list-item>
        <text:list-item>
          <text:p text:style-name="P38">Power BI<text:s/><text:span text:style-name="T39">✅</text:span></text:p>
        </text:list-item>
        <text:list-item>
          <text:p text:style-name="P40">Data Engineering (junior)<text:s/><text:span text:style-name="T41">✅</text:span></text:p>
        </text:list-item>
        <text:list-item>
          <text:p text:style-name="P42">SAP BTP Analytics / Integration<text:s/><text:span text:style-name="T43">✅</text:span></text:p>
        </text:list-item>
      </text:list>
      <text:p text:style-name="P44"/>
      <text:p text:style-name="P45">TASK 1::</text:p>
      <text:p text:style-name="Normal">Here is the<text:s/>background information on your task</text:p>
      <text:p text:style-name="Normal">With little more than a few requirements and a messy data set to reference, it’s time to take a swing at this project. While Quantium has a few core tech stacks they work with on a regular basis, a small interactive visualisation like this one is perfectly suited to the Dash framework. Dash is a Python framework for developing visual tools to interrogate data. It’s easy to use, quick to develop with, and results in a pretty finished product. Before you can get to work on the application itself, set up your<text:s/>local development environment for working with Dash. Your local development environment can be thought of as a workbench with all the tools necessary to progress on a project. Invest an adequate amount of time setting up a good workbench and development on any project will be made far easier.</text:p>
      <text:p text:style-name="P46"/>
      <text:list text:style-name="LFO4" text:continue-numbering="true">
        <text:list-item>
          <text:p text:style-name="P47">The project uses<text:s/><text:span text:style-name="T48">Python + Dash</text:span></text:p>
        </text:list-item>
        <text:list-item>
          <text:p text:style-name="P49">The dataset may be<text:s/><text:span text:style-name="T50">messy</text:span><text:s/>(real-world data)</text:p>
        </text:list-item>
        <text:list-item>
          <text:p text:style-name="P51">Dash is used to build<text:s/><text:span text:style-name="T52">interactive dashboards</text:span></text:p>
        </text:list-item>
        <text:list-item>
          <text:p text:style-name="P53">Before coding, you must<text:s/><text:span text:style-name="T54">set up your local development environment</text:span></text:p>
        </text:list-item>
        <text:list-item>
          <text:p text:style-name="P55">A good setup = easier project later</text:p>
        </text:list-item>
      </text:list>
      <text:p text:style-name="Normal"><text:span text:style-name="T56">👉</text:span><text:s/>Translation:<text:line-break/><text:span text:style-name="T57">“Prepare your laptop like a real data/software engineer.”</text:span></text:p>
      <text:p text:style-name="P58"/>
      <text:p text:style-name="Normal">Here is your task</text:p>
      <text:list text:style-name="LFO5" text:continue-numbering="true">
        <text:list-item>
          <text:p text:style-name="P59">To begin, get your hands on the starter repo - fork and clone it to your machine: <text:a xlink:href="https://github.com/vagabond-systems/quantium-starter-repo." office:target-frame-name="_top" xlink:show="replace"><text:span text:style-name="Hyperlink">https://github.com/vagabond-systems/quantium-starter-repo.</text:span></text:a> If this step is confusing, read the first two chapters of the Git book linked below.<text:line-break/> </text:p>
        </text:list-item>
        <text:list-item>
          <text:p text:style-name="P60">Open the project in your IDE of choice — feel free to use any Python IDE you’re comfortable with. If you don’t have a favourite Python IDE yet, look at Pycharm Community Edition. It’s a well-designed IDE by Jetbrains packed with features and plugins, powerful enough to work on the most complex projects, and entirely free.<text:line-break/> </text:p>
        </text:list-item>
        <text:list-item>
          <text:p text:style-name="P61">One of the best ways to manage dependencies in Python is with virtual environments. Each virtual environment contains a Python interpreter and a collection of project dependencies. They are entirely encapsulated in a single folder, and easy to work with once you get the hang of them. For this project, you will set up a Python 3.9 virtual environment. Review the resources linked below for more information.<text:line-break/> </text:p>
        </text:list-item>
        <text:list-item>
          <text:p text:style-name="P62">Next, add the dash and pandas packages as dependencies to your virtual environment. Instructions for this step can be found in the Resources section below.<text:line-break/> </text:p>
        </text:list-item>
        <text:list-item>
          <text:p text:style-name="P63">With your virtual environment active, run `pip install "dash[testing]"` (without backticks) to install all the necessary dash testing dependencies.<text:line-break/> </text:p>
        </text:list-item>
        <text:list-item>
          <text:p text:style-name="P64">Congratulations! You’ve completed the bulk of the work for this task and now have access to a fully-featured workbench. All that’s left is to submit your work. Commit your changes and push them to GitHub!<text:line-break/> </text:p>
        </text:list-item>
        <text:list-item>
          <text:p text:style-name="P65"><text:span text:style-name="T66">You’re done! Submit a link to your repo below!</text:span></text:p>
        </text:list-item>
      </text:list>
      <text:p text:style-name="P67"/>
      <text:p text:style-name="P68"/>
      <text:p text:style-name="P69">Step 1:<text:s/></text:p>
      <text:p text:style-name="P70">I open<text:s/>the github link they give it to me they already had a project and</text:p>
      <text:p text:style-name="P71"><text:s/>I click frok and take the project into my git and</text:p>
      <text:p text:style-name="P72"><text:s/>then I copy code url and paste into my<text:s/></text:p>
      <text:p text:style-name="P73">command prompt<text:s/><text:line-break/>git clone and paste the url and after that I</text:p>
      <text:p text:style-name="P74"><text:s/>type dir and after that</text:p>
      <text:p text:style-name="P75">project come to my laptop<text:s/><text:line-break/><text:line-break/></text:p>
      <text:p text:style-name="P76">Task 2<text:line-break/>I perform cleaning basically etl<text:s/></text:p>
      <text:p text:style-name="P77">Then make app.py for visualization<text:s/></text:p>
      <text:p text:style-name="Normal">I combined the three CSV files provided by Soul Foods into one dataset using Python and pandas.</text:p>
      <text:p text:style-name="Normal">First, I filtered the data to keep only “Pink Morsels” as required. Then I created a new Sales column by multiplying quantity and price. I kept the Date and Region fields unchanged as instructed.</text:p>
      <text:p text:style-name="Normal">Finally, I exported the cleaned and formatted data into a single file containing only Sales, Date, and Region.</text:p>
      <text:p text:style-name="Normal">This formatted dataset is ready for visualization and analysi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shuman Dwivedi</meta:initial-creator>
    <dc:creator>Anshuman Dwivedi</dc:creator>
    <meta:creation-date>2026-01-30T17:46:00Z</meta:creation-date>
    <dc:date>2026-02-04T20:58:00Z</dc:date>
    <meta:template xlink:href="Normal" xlink:type="simple"/>
    <meta:editing-cycles>3</meta:editing-cycles>
    <meta:editing-duration>PT141240S</meta:editing-duration>
    <meta:document-statistic meta:page-count="1" meta:paragraph-count="9" meta:word-count="681" meta:character-count="4558" meta:row-count="32" meta:non-whitespace-character-count="3886"/>
  </office:meta>
</office:document-meta>
</file>